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ata definition</text:h>
      <text:h text:style-name="Heading_20_2" text:outline-level="2">ALTER TABLE</text:h>
      <text:p text:style-name="P2"><text:span text:style-name="T1">ALTER</text:span> [IGNORE] <text:span text:style-name="T1">TABLE</text:span> tbl_name</text:p>
      <text:p text:style-name="Preformatted_20_Text"><text:s text:c="4"/><text:span text:style-name="T2">alter_specification</text:span> [, <text:span text:style-name="T2">alter_specification</text:span>] ...</text:p>
      <text:h text:style-name="Heading_20_3" text:outline-level="3">alter_specification</text:h>
      <text:p text:style-name="Preformatted_20_Text"><text:s text:c="2"/><text:span text:style-name="T1">ADD</text:span> [COLUMN] <text:span text:style-name="T2">column_definition</text:span> [FIRST | AFTER col_name ]</text:p>
      <text:p text:style-name="Preformatted_20_Text">| <text:span text:style-name="T1">ADD</text:span> [COLUMN] (<text:span text:style-name="T2">column_definition</text:span>,...)</text:p>
      <text:p text:style-name="Preformatted_20_Text">| <text:span text:style-name="T1">ADD INDEX</text:span> [index_name] [index_type] (index_col_name,...)</text:p>
      <text:p text:style-name="Preformatted_20_Text">| <text:span text:style-name="T1">ADD</text:span> [CONSTRAINT [symbol]]</text:p>
      <text:p text:style-name="Preformatted_20_Text"><text:s text:c="6"/><text:span text:style-name="T1">PRIMARY KEY </text:span>[index_type] (index_col_name,...)</text:p>
      <text:p text:style-name="Preformatted_20_Text">| <text:span text:style-name="T1">ADD</text:span> [CONSTRAINT [symbol]]</text:p>
      <text:p text:style-name="Preformatted_20_Text"><text:s text:c="6"/><text:span text:style-name="T1">UNIQUE</text:span><text:span text:style-name="T3"> </text:span>[index_name] [index_type] (index_col_name,...)</text:p>
      <text:p text:style-name="Preformatted_20_Text">| <text:span text:style-name="T1">ADD</text:span> [FULLTEXT|SPATIAL] [index_name] (index_col_name,...)</text:p>
      <text:p text:style-name="Preformatted_20_Text">| <text:span text:style-name="T1">ADD</text:span> [CONSTRAINT [symbol]]</text:p>
      <text:p text:style-name="Preformatted_20_Text"><text:s text:c="6"/><text:span text:style-name="T1">FOREIGN KEY</text:span> [index_name] (index_col_name,...)</text:p>
      <text:p text:style-name="Preformatted_20_Text"><text:s text:c="6"/>[reference_definition]</text:p>
      <text:p text:style-name="Preformatted_20_Text">| <text:span text:style-name="T1">ALTER</text:span> [COLUMN] col_name {SET DEFAULT literal | DROP DEFAULT}</text:p>
      <text:p text:style-name="Preformatted_20_Text">| <text:span text:style-name="T1">CHANGE</text:span> [COLUMN] old_col_name <text:span text:style-name="T2">column_definition</text:span></text:p>
      <text:p text:style-name="Preformatted_20_Text"><text:s text:c="6"/>[FIRST|AFTER col_name]</text:p>
      <text:p text:style-name="Preformatted_20_Text">| <text:span text:style-name="T1">MODIFY</text:span> [COLUMN] <text:span text:style-name="T2">column_definition</text:span> [FIRST | AFTER col_name]</text:p>
      <text:p text:style-name="Preformatted_20_Text">| <text:span text:style-name="T1">DROP</text:span> [COLUMN] col_name</text:p>
      <text:p text:style-name="Preformatted_20_Text">| <text:span text:style-name="T1">DROP PRIMARY KEY</text:span></text:p>
      <text:p text:style-name="Preformatted_20_Text">| <text:span text:style-name="T1">DROP INDEX </text:span>index_name</text:p>
      <text:p text:style-name="Preformatted_20_Text">| <text:span text:style-name="T1">DROP FOREIGN KEY</text:span> fk_symbol</text:p>
      <text:p text:style-name="Preformatted_20_Text">| <text:span text:style-name="T1">RENAME</text:span> [TO] new_tbl_name</text:p>
      <text:h text:style-name="Heading_20_2" text:outline-level="2">CREATE TABLE</text:h>
      <text:p text:style-name="Preformatted_20_Text"><text:span text:style-name="T1">CREATE</text:span> [TEMPORARY] TABLE [IF NOT EXISTS] tbl_name</text:p>
      <text:p text:style-name="Preformatted_20_Text"><text:s text:c="4"/>[(<text:span text:style-name="T2">create_definition</text:span>,...)]</text:p>
      <text:p text:style-name="P3"><text:s text:c="4"/>[table_options] [<text:span text:style-name="T2">select_statement</text:span>]</text:p>
      <text:h text:style-name="Heading_20_3" text:outline-level="3">create_definition</text:h>
      <text:p text:style-name="Preformatted_20_Text"><text:s text:c="2"/><text:span text:style-name="T2">column_definition</text:span></text:p>
      <text:p text:style-name="Preformatted_20_Text">| [CONSTRAINT [symbol]] <text:span text:style-name="T1">PRIMARY KEY</text:span> [index_type] (index_col_name,...)</text:p>
      <text:p text:style-name="Preformatted_20_Text">| <text:span text:style-name="T1">KEY </text:span>[index_name] [index_type] (index_col_name,...)</text:p>
      <text:p text:style-name="Preformatted_20_Text">| <text:span text:style-name="T1">INDEX</text:span> [index_name] [index_type] (index_col_name,...)</text:p>
      <text:p text:style-name="Preformatted_20_Text">| [<text:span text:style-name="T1">CONSTRAINT</text:span> [symbol]] <text:span text:style-name="T1">UNIQUE </text:span>[INDEX]</text:p>
      <text:p text:style-name="Preformatted_20_Text"><text:s text:c="6"/>[index_name] [index_type] (index_col_name,...)</text:p>
      <text:p text:style-name="Preformatted_20_Text">| [FULLTEXT|SPATIAL] [INDEX] [index_name] (index_col_name,...)</text:p>
      <text:p text:style-name="Preformatted_20_Text">| [<text:span text:style-name="T1">CONSTRAINT</text:span> [symbol]] <text:span text:style-name="T1">FOREIGN KEY</text:span></text:p>
      <text:p text:style-name="Preformatted_20_Text"><text:s text:c="6"/>[index_name] (index_col_name,...) [<text:span text:style-name="T2">reference_definition</text:span>]</text:p>
      <text:p text:style-name="Preformatted_20_Text">| <text:span text:style-name="T1">CHECK</text:span> (expr)</text:p>
      <text:h text:style-name="Heading_20_2" text:outline-level="2">RENAME TABLE</text:h>
      <text:p text:style-name="Preformatted_20_Text"><text:span text:style-name="T1">RENAME TABLE</text:span> tbl_name <text:span text:style-name="T1">TO</text:span> new_tbl_name</text:p>
      <text:p text:style-name="P3"><text:s text:c="4"/>[, tbl_name2 <text:span text:style-name="T1">TO</text:span> new_tbl_name2] ...</text:p>
      <text:h text:style-name="Heading_20_1" text:outline-level="1">Data manipulation</text:h>
      <text:h text:style-name="Heading_20_2" text:outline-level="2">DELETE</text:h>
      <text:p text:style-name="Preformatted_20_Text"><text:span text:style-name="T1">DELETE</text:span> [LOW_PRIORITY] [QUICK] [IGNORE] <text:span text:style-name="T1">FROM</text:span> tbl_name</text:p>
      <text:p text:style-name="Preformatted_20_Text"><text:s text:c="9"/>[<text:span text:style-name="T1">WHERE</text:span> <text:span text:style-name="T2">where_definition</text:span>]</text:p>
      <text:p text:style-name="Preformatted_20_Text"><text:s text:c="9"/>[<text:span text:style-name="T1">ORDER BY</text:span> ...]</text:p>
      <text:p text:style-name="P3"><text:s text:c="9"/>[<text:span text:style-name="T1">LIMIT</text:span> row_count]</text:p>
      <text:h text:style-name="Heading_20_2" text:outline-level="2">INSERT</text:h>
      <text:p text:style-name="Preformatted_20_Text"><text:span text:style-name="T1">INSERT</text:span> [LOW_PRIORITY | DELAYED | HIGH_PRIORITY] [IGNORE]</text:p>
      <text:p text:style-name="Preformatted_20_Text"><text:s text:c="4"/>[INTO] tbl_name [(col_name,...)]</text:p>
      <text:p text:style-name="Preformatted_20_Text"><text:s text:c="4"/><text:span text:style-name="T1">VALUES</text:span> ({expr | DEFAULT},...),(...),...</text:p>
      <text:p text:style-name="P3"><text:s text:c="4"/>[ ON DUPLICATE KEY UPDATE col_name=expr, ... ]</text:p>
      <text:p text:style-name="Preformatted_20_Text"><text:span text:style-name="T1">INSERT</text:span> [LOW_PRIORITY | DELAYED | HIGH_PRIORITY] [IGNORE]</text:p>
      <text:p text:style-name="Preformatted_20_Text"><text:s text:c="4"/>[INTO] tbl_name</text:p>
      <text:p text:style-name="Preformatted_20_Text"><text:s text:c="4"/><text:span text:style-name="T1">SET</text:span> col_name={expr | DEFAULT}, ...</text:p>
      <text:p text:style-name="P3"><text:s text:c="4"/>[ ON DUPLICATE KEY UPDATE col_name=expr, ... ]</text:p>
      <text:p text:style-name="Preformatted_20_Text"><text:span text:style-name="T1">INSERT</text:span> [LOW_PRIORITY | HIGH_PRIORITY] [IGNORE]</text:p>
      <text:p text:style-name="Preformatted_20_Text"><text:s text:c="4"/>[INTO] tbl_name [(col_name,...)]</text:p>
      <text:p text:style-name="Preformatted_20_Text"><text:s text:c="4"/><text:span text:style-name="T1">SELECT</text:span> ...</text:p>
      <text:p text:style-name="Preformatted_20_Text"><text:s text:c="4"/>[ ON DUPLICATE KEY UPDATE col_name=expr, ... ]</text:p>
      <text:p text:style-name="P3"/>
      <text:h text:style-name="Heading_20_2" text:outline-level="2">SELECT</text:h>
      <text:p text:style-name="P4">SELECT</text:p>
      <text:p text:style-name="Preformatted_20_Text"><text:s text:c="4"/>[ALL | DISTINCT | DISTINCTROW ]</text:p>
      <text:p text:style-name="Preformatted_20_Text"><text:s text:c="6"/>[HIGH_PRIORITY]</text:p>
      <text:p text:style-name="Preformatted_20_Text"><text:s text:c="6"/>[STRAIGHT_JOIN]</text:p>
      <text:p text:style-name="Preformatted_20_Text"><text:s text:c="6"/>[SQL_SMALL_RESULT] [SQL_BIG_RESULT] [SQL_BUFFER_RESULT]</text:p>
      <text:p text:style-name="Preformatted_20_Text"><text:s text:c="6"/>[SQL_CACHE | SQL_NO_CACHE] [SQL_CALC_FOUND_ROWS]</text:p>
      <text:p text:style-name="Preformatted_20_Text"><text:s text:c="4"/>select_expr, ...</text:p>
      <text:p text:style-name="Preformatted_20_Text"><text:s text:c="4"/>[<text:span text:style-name="T1">INTO OUTFILE</text:span> 'file_name' export_options</text:p>
      <text:p text:style-name="Preformatted_20_Text"><text:s text:c="6"/>| <text:span text:style-name="T1">INTO DUMPFILE</text:span> 'file_name']</text:p>
      <text:p text:style-name="Preformatted_20_Text"><text:s text:c="4"/>[<text:span text:style-name="T1">FROM</text:span> table_references</text:p>
      <text:p text:style-name="Preformatted_20_Text"><text:s text:c="6"/>[<text:span text:style-name="T1">WHERE</text:span> where_definition]</text:p>
      <text:p text:style-name="Preformatted_20_Text"><text:s text:c="6"/>[<text:span text:style-name="T1">GROUP BY</text:span> {col_name | expr | position}</text:p>
      <text:p text:style-name="Preformatted_20_Text"><text:s text:c="8"/>[ASC | DESC], ... [WITH ROLLUP]]</text:p>
      <text:p text:style-name="Preformatted_20_Text"><text:s text:c="6"/>[<text:span text:style-name="T1">HAVING</text:span> where_definition]</text:p>
      <text:p text:style-name="Preformatted_20_Text"><text:s text:c="6"/>[<text:span text:style-name="T1">ORDER BY</text:span> {col_name | expr | position}</text:p>
      <text:p text:style-name="Preformatted_20_Text"><text:s text:c="8"/>[ASC | DESC] , ...]</text:p>
      <text:p text:style-name="Preformatted_20_Text"><text:s text:c="6"/>[<text:span text:style-name="T1">LIMIT</text:span> {[offset,] row_count | row_count OFFSET offset}]</text:p>
      <text:p text:style-name="Preformatted_20_Text"><text:s text:c="6"/>[<text:span text:style-name="T1">PROCEDURE</text:span> procedure_name(argument_list)]</text:p>
      <text:p text:style-name="P3"><text:s text:c="6"/>[FOR UPDATE | LOCK IN SHARE MODE]]</text:p>
      <text:h text:style-name="Heading_20_2" text:outline-level="2">UPDATE</text:h>
      <text:p text:style-name="Preformatted_20_Text"><text:span text:style-name="T1">UPDATE</text:span> [LOW_PRIORITY] [IGNORE] tbl_name</text:p>
      <text:p text:style-name="Preformatted_20_Text"><text:s text:c="4"/><text:span text:style-name="T1">SET</text:span> col_name1=expr1 [, col_name2=expr2 ...]</text:p>
      <text:p text:style-name="Preformatted_20_Text"><text:s text:c="4"/>[<text:span text:style-name="T1">WHERE</text:span> where_definition]</text:p>
      <text:p text:style-name="Preformatted_20_Text"><text:s text:c="4"/>[<text:span text:style-name="T1">ORDER BY</text:span> ...]</text:p>
      <text:p text:style-name="P3"><text:s text:c="4"/>[<text:span text:style-name="T1">LIMIT</text:span> row_count]</text:p>
      <text:h text:style-name="Heading_20_1" text:outline-level="1">Definitions, specifications and types</text:h>
      <text:h text:style-name="Heading_20_3" text:outline-level="3">column_definition</text:h>
      <text:p text:style-name="Preformatted_20_Text">| [<text:span text:style-name="T1">CONSTRAINT</text:span> [symbol]] <text:span text:style-name="T1">PRIMARY KEY</text:span> [index_type] (index_col_name,...)</text:p>
      <text:p text:style-name="Preformatted_20_Text">| <text:span text:style-name="T1">KEY</text:span> [index_name] [index_type] (index_col_name,...)</text:p>
      <text:p text:style-name="Preformatted_20_Text">| <text:span text:style-name="T1">INDEX</text:span> [index_name] [index_type] (index_col_name,...)</text:p>
      <text:p text:style-name="Preformatted_20_Text">| [<text:span text:style-name="T1">CONSTRAINT</text:span> [symbol]] <text:span text:style-name="T1">UNIQUE</text:span> [INDEX]</text:p>
      <text:p text:style-name="Preformatted_20_Text"><text:s text:c="6"/>[index_name] [index_type] (index_col_name,...)</text:p>
      <text:p text:style-name="Preformatted_20_Text">| [FULLTEXT|SPATIAL] [INDEX] [index_name] (index_col_name,...)</text:p>
      <text:p text:style-name="Preformatted_20_Text">| [<text:span text:style-name="T1">CONSTRAINT</text:span> [symbol]] <text:span text:style-name="T1">FOREIGN KEY</text:span></text:p>
      <text:p text:style-name="Preformatted_20_Text"><text:s text:c="6"/>[index_name] (index_col_name,...) [<text:span text:style-name="T2">reference_definition</text:span>]</text:p>
      <text:h text:style-name="Heading_20_3" text:outline-level="3">reference_definition</text:h>
      <text:p text:style-name="Preformatted_20_Text"><text:span text:style-name="T1">REFERENCES</text:span> tbl_name [(index_col_name,...)]</text:p>
      <text:p text:style-name="Preformatted_20_Text"><text:s text:c="11"/>[MATCH FULL | MATCH PARTIAL | MATCH SIMPLE]</text:p>
      <text:p text:style-name="Preformatted_20_Text"><text:s text:c="11"/>[<text:span text:style-name="T1">ON DELETE</text:span> reference_option]</text:p>
      <text:p text:style-name="P2"><text:s text:c="11"/>[<text:span text:style-name="T1">ON UPDATE</text:span> reference_option]</text:p>
      <text:h text:style-name="Heading_20_3" text:outline-level="3">column_type</text:h>
      <text:p text:style-name="Preformatted_20_Text"><text:s text:c="2"/><text:span text:style-name="T1">TINYINT</text:span>[(length)] [UNSIGNED] [ZEROFILL]</text:p>
      <text:p text:style-name="Preformatted_20_Text">| <text:span text:style-name="T1">SMALLINT</text:span>[(length)] [UNSIGNED] [ZEROFILL]</text:p>
      <text:p text:style-name="Preformatted_20_Text">| <text:span text:style-name="T1">MEDIUMINT</text:span>[(length)] [UNSIGNED] [ZEROFILL]</text:p>
      <text:p text:style-name="Preformatted_20_Text">| <text:span text:style-name="T1">INT</text:span>[(length)] [UNSIGNED] [ZEROFILL]</text:p>
      <text:p text:style-name="Preformatted_20_Text">| <text:span text:style-name="T1">INTEGER</text:span>[(length)] [UNSIGNED] [ZEROFILL]</text:p>
      <text:p text:style-name="Preformatted_20_Text">| <text:span text:style-name="T1">BIGINT</text:span>[(length)] [UNSIGNED] [ZEROFILL]</text:p>
      <text:p text:style-name="Preformatted_20_Text">| <text:span text:style-name="T1">REAL</text:span>[(length,decimals)] [UNSIGNED] [ZEROFILL]</text:p>
      <text:p text:style-name="Preformatted_20_Text">| <text:span text:style-name="T1">DOUBLE</text:span>[(length,decimals)] [UNSIGNED] [ZEROFILL]</text:p>
      <text:p text:style-name="Preformatted_20_Text">| <text:span text:style-name="T1">FLOAT</text:span>[(length,decimals)] [UNSIGNED] [ZEROFILL]</text:p>
      <text:p text:style-name="Preformatted_20_Text">| <text:span text:style-name="T1">DECIMAL</text:span>(length,decimals) [UNSIGNED] [ZEROFILL]</text:p>
      <text:p text:style-name="Preformatted_20_Text">| <text:span text:style-name="T1">NUMERIC</text:span>(length,decimals) [UNSIGNED] [ZEROFILL]</text:p>
      <text:p text:style-name="Preformatted_20_Text">| <text:span text:style-name="T1">DATE</text:span> | <text:span text:style-name="T1">TIME</text:span> | <text:span text:style-name="T1">TIMESTAMP</text:span> | <text:span text:style-name="T1">DATETIME</text:span></text:p>
      <text:p text:style-name="Preformatted_20_Text">| <text:span text:style-name="T1">CHAR</text:span>(length) [BINARY | ASCII | UNICODE]</text:p>
      <text:p text:style-name="Preformatted_20_Text">| <text:span text:style-name="T1">VARCHAR</text:span>(length) [BINARY]</text:p>
      <text:p text:style-name="Preformatted_20_Text">| <text:span text:style-name="T1">TINYBLOB</text:span> | <text:span text:style-name="T1">BLOB</text:span> | <text:span text:style-name="T1">MEDIUMBLOB</text:span> | <text:span text:style-name="T1">LONGBLOB</text:span></text:p>
      <text:p text:style-name="Preformatted_20_Text">| <text:span text:style-name="T1">TINYTEXT</text:span> [BINARY] | <text:span text:style-name="T1">TEXT</text:span> [BINARY] | <text:span text:style-name="T1">MEDIUMTEXT</text:span> [BINARY]</text:p>
      <text:p text:style-name="Preformatted_20_Text">| <text:span text:style-name="T1">LONGTEXT</text:span> [BINARY]</text:p>
      <text:p text:style-name="Preformatted_20_Text">| <text:span text:style-name="T1">ENUM</text:span>(value1,value2,value3,...)</text:p>
      <text:p text:style-name="P2">| <text:span text:style-name="T1">SET</text:span>(value1,value2,value3,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nl" fo:country="NL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8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auto-update="true" style:class="text" style:master-page-name="" style:default-outline-level="1">
      <style:paragraph-properties fo:margin-top="0.254cm" fo:margin-bottom="0cm" fo:background-color="#9999ff">
        <style:tab-stops/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margin-top="0.152cm" fo:margin-bottom="0.152cm" fo:text-indent="0cm" style:auto-text-indent="false" fo:background-color="#cccccc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52cm" fo:margin-bottom="0.152cm" fo:background-color="transparent">
        <style:background-image/>
      </style:paragraph-properties>
      <style:text-properties fo:font-size="10pt" fo:font-style="italic" fo:font-weight="normal" style:font-size-asian="8.60000038146973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background-color="#000000" text:number-lines="false" text:line-number="0">
        <style:tab-stops>
          <style:tab-stop style:position="9.5cm" style:type="center"/>
          <style:tab-stop style:position="19.001cm" style:type="right"/>
        </style:tab-stops>
        <style:background-image/>
      </style:paragraph-properties>
      <style:text-properties fo:color="#ffffff" style:font-name="Arial Black" fo:font-size="1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94cm" style:type="center"/>
          <style:tab-stop style:position="19.3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/>
      <style:text-properties fo:font-size="8.64999961853027pt" style:font-size-asian="8.64999961853027pt" style:font-size-complex="8.64999961853027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keep-together="always"/>
      <style:text-properties style:font-name="Courier New" fo:font-size="7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1cm" fo:margin-bottom="1cm" fo:margin-left="0.61cm" fo:margin-right="1cm" style:writing-mode="lr-tb" style:footnote-max-height="0cm">
        <style:columns fo:column-count="2">
          <style:column style:rel-width="33026*" fo:start-indent="0cm" fo:end-indent="0.286cm"/>
          <style:column style:rel-width="32509*" fo:start-indent="0.286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MySQL SQL Statement Quick Reference</text:p>
      </style:header>
      <style:footer>
        <text:p text:style-name="Footer">MySQL v4.1<text:tab/>Author: Ferry Boender<text:tab/>v1.0 - 17 Oct 2005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3-02-21T18:05:13</meta:creation-date>
    <dc:creator>Ferry Boender</dc:creator>
    <dc:date>2007-02-08T12:04:08</dc:date>
    <dc:language>nl-NL</dc:language>
    <meta:editing-cycles>6</meta:editing-cycles>
    <meta:editing-duration>PT1H34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5" meta:word-count="589" meta:character-count="4657"/>
  </office:meta>
</office:document-meta>
</file>